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fo:font-weight="bold" officeooo:paragraph-rsid="008afc65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officeooo:rsid="00272609"/>
    </style:style>
    <style:style style:name="P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896349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fo:font-weight="bold" officeooo:rsid="008afc65" officeooo:paragraph-rsid="008afc65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officeooo:rsid="008afc65" officeooo:paragraph-rsid="008afc65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Lato" officeooo:rsid="008ecdbb" officeooo:paragraph-rsid="008ecdbb"/>
    </style:style>
    <style:style style:name="T1" style:family="text">
      <style:text-properties officeooo:rsid="001e63b7"/>
    </style:style>
    <style:style style:name="T2" style:family="text">
      <style:text-properties style:font-name="Lato" officeooo:rsid="0035de79"/>
    </style:style>
    <style:style style:name="T3" style:family="text">
      <style:text-properties style:font-name="Lato" officeooo:rsid="0089534a"/>
    </style:style>
    <style:style style:name="T4" style:family="text">
      <style:text-properties style:font-name="Lato" officeooo:rsid="00896349"/>
    </style:style>
    <style:style style:name="T5" style:family="text">
      <style:text-properties style:font-name="Lato" officeooo:rsid="008afc65"/>
    </style:style>
    <style:style style:name="T6" style:family="text">
      <style:text-properties officeooo:rsid="008afc65"/>
    </style:style>
    <style:style style:name="T7" style:family="text">
      <style:text-properties officeooo:rsid="008b901e"/>
    </style:style>
    <style:style style:name="T8" style:family="text">
      <style:text-properties officeooo:rsid="008c8ba1"/>
    </style:style>
    <style:style style:name="T9" style:family="text">
      <style:text-properties officeooo:rsid="008ecdbb"/>
    </style:style>
    <style:style style:name="T10" style:family="text">
      <style:text-properties officeooo:rsid="009091ee"/>
    </style:style>
    <style:style style:name="T11" style:family="text">
      <style:text-properties officeooo:rsid="009224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m:<text:tab/><text:tab/><text:span text:style-name="T6">Dr. Timothy Leung</text:span></text:p>
      <text:p text:style-name="P6"><text:tab/><text:tab/>Olympiads School</text:p>
      <text:p text:style-name="P2">To:<text:tab/><text:tab/><text:span text:style-name="T11">AP </text:span><text:span text:style-name="T1">Physics </text:span><text:span text:style-name="T11">(</text:span><text:span text:style-name="T7">C</text:span><text:span text:style-name="T11">)</text:span><text:span text:style-name="T7"> </text:span><text:span text:style-name="T1">students</text:span></text:p>
      <text:p text:style-name="P2">Subject:<text:tab/><text:span text:style-name="T1">Notice for Topics 4 &amp; 5</text:span></text:p>
      <text:p text:style-name="P1"/>
      <text:p text:style-name="P5"><text:span text:style-name="T2">Please note that </text:span><text:span text:style-name="T3">the homework problems for Topic 4 (</text:span><text:span text:style-name="T4">momentum, impulse and collisions) </text:span><text:span text:style-name="T2">will be </text:span><text:span text:style-name="T4">combined with Topic 5 (center of mass) </text:span><text:span text:style-name="T5">as both topics are relatively short.</text:span></text:p>
      <text:p text:style-name="P8"/>
      <text:p text:style-name="P7">After Topic 5, the next <text:span text:style-name="T9">four</text:span> topics (general circular motion, <text:span text:style-name="T9">rotational motion, </text:span>harmonic motion, and universal gravitation) will be contain <text:span text:style-name="T10">some </text:span><text:span text:style-name="T8">brand </text:span>new concepts and equa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1" fo:font-family="Lato" style:font-style-name="Regular" style:font-pitch="variabl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16T13:33:04.130618321</meta:creation-date>
    <dc:date>2020-07-11T15:01:37.911272788</dc:date>
    <meta:editing-duration>PT1H21M30S</meta:editing-duration>
    <meta:editing-cycles>123</meta:editing-cycles>
    <meta:generator>LibreOffice/6.4.4.2$Linux_X86_64 LibreOffice_project/40$Build-2</meta:generator>
    <meta:document-statistic meta:table-count="0" meta:image-count="0" meta:object-count="0" meta:page-count="1" meta:paragraph-count="6" meta:word-count="72" meta:character-count="450" meta:non-whitespace-character-count="380"/>
  </office:meta>
</office:document-meta>
</file>